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ucida Grande" svg:font-family="'Lucida Grande', 'Trebuchet MS', Verdana, Helvetica, Arial, sans-serif"/>
    <style:font-face style:name="Open Sans" svg:font-family="'Open Sans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officeooo:rsid="00198aef" officeooo:paragraph-rsid="00198aef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fa1d0" officeooo:paragraph-rsid="001fa1d0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ff22a" officeooo:paragraph-rsid="001ff22a" style:font-size-asian="12.25pt" style:font-size-complex="14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rsid="0019f57c" officeooo:paragraph-rsid="0019f57c" style:font-size-asian="10.5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2ed606" officeooo:paragraph-rsid="002ed60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officeooo:rsid="00198aef" officeooo:paragraph-rsid="00198aef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98aef" officeooo:paragraph-rsid="0019f57c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198aef" officeooo:paragraph-rsid="002b7419" style:font-size-asian="10.5pt" style:font-size-complex="12pt"/>
    </style:style>
    <style:style style:name="P9" style:family="paragraph" style:parent-style-name="Standard">
      <style:text-properties fo:font-size="12pt" style:text-underline-style="none" officeooo:rsid="0019f57c" officeooo:paragraph-rsid="0019f57c" style:font-size-asian="10.5pt" style:font-size-complex="12pt"/>
    </style:style>
    <style:style style:name="P10" style:family="paragraph" style:parent-style-name="Standard">
      <style:text-properties fo:font-size="12pt" style:text-underline-style="none" officeooo:rsid="0019f57c" officeooo:paragraph-rsid="001e0cc6" style:font-size-asian="10.5pt" style:font-size-complex="12pt"/>
    </style:style>
    <style:style style:name="P11" style:family="paragraph" style:parent-style-name="Standard">
      <style:text-properties fo:font-size="12pt" style:text-underline-style="none" officeooo:rsid="001c3f9d" officeooo:paragraph-rsid="001be7ed" style:font-size-asian="10.5pt" style:font-size-complex="12pt"/>
    </style:style>
    <style:style style:name="P12" style:family="paragraph" style:parent-style-name="Standard">
      <style:text-properties fo:font-size="12pt" style:text-underline-style="none" officeooo:rsid="001e0cc6" officeooo:paragraph-rsid="001e0cc6" style:font-size-asian="10.5pt" style:font-size-complex="12pt"/>
    </style:style>
    <style:style style:name="P13" style:family="paragraph" style:parent-style-name="Standard">
      <style:text-properties fo:font-size="12pt" style:text-underline-style="none" officeooo:rsid="001ff22a" officeooo:paragraph-rsid="001ff22a" style:font-size-asian="10.5pt" style:font-size-complex="12pt"/>
    </style:style>
    <style:style style:name="P14" style:family="paragraph" style:parent-style-name="Standard">
      <style:text-properties fo:font-size="12pt" style:text-underline-style="none" officeooo:rsid="0020b787" officeooo:paragraph-rsid="001ff22a" style:font-size-asian="10.5pt" style:font-size-complex="12pt"/>
    </style:style>
    <style:style style:name="P15" style:family="paragraph" style:parent-style-name="Standard">
      <style:text-properties fo:font-size="12pt" style:text-underline-style="none" officeooo:rsid="002d6fe5" officeooo:paragraph-rsid="002d6fe5" style:font-size-asian="10.5pt" style:font-size-complex="12pt"/>
    </style:style>
    <style:style style:name="P16" style:family="paragraph" style:parent-style-name="Standard">
      <style:text-properties fo:font-size="12pt" style:text-underline-style="none" officeooo:rsid="001fa1d0" officeooo:paragraph-rsid="002d6fe5" style:font-size-asian="10.5pt" style:font-size-complex="12pt"/>
    </style:style>
    <style:style style:name="P17" style:family="paragraph" style:parent-style-name="Standard">
      <style:text-properties fo:font-size="12pt" officeooo:paragraph-rsid="001be7ed"/>
    </style:style>
    <style:style style:name="P18" style:family="paragraph" style:parent-style-name="Standard">
      <style:text-properties fo:font-size="12pt" officeooo:paragraph-rsid="001e0cc6"/>
    </style:style>
    <style:style style:name="P19" style:family="paragraph" style:parent-style-name="Standard">
      <style:text-properties fo:font-size="12pt" officeooo:rsid="001fa1d0" officeooo:paragraph-rsid="001ff22a"/>
    </style:style>
    <style:style style:name="P20" style:family="paragraph" style:parent-style-name="Standard">
      <style:text-properties officeooo:paragraph-rsid="001ff22a"/>
    </style:style>
    <style:style style:name="P21" style:family="paragraph" style:parent-style-name="Standard">
      <style:text-properties style:text-underline-style="none" officeooo:rsid="0020b787" officeooo:paragraph-rsid="001ff22a"/>
    </style:style>
    <style:style style:name="P22" style:family="paragraph" style:parent-style-name="Standard">
      <style:text-properties style:text-underline-style="none" officeooo:rsid="0020b787" officeooo:paragraph-rsid="0020b787"/>
    </style:style>
    <style:style style:name="P23" style:family="paragraph" style:parent-style-name="Standard">
      <style:text-properties style:text-underline-style="none" fo:font-weight="bold" officeooo:rsid="00306f70" officeooo:paragraph-rsid="00306f70" style:font-weight-asian="bold" style:font-weight-complex="bold"/>
    </style:style>
    <style:style style:name="P24" style:family="paragraph" style:parent-style-name="Standard">
      <style:text-properties officeooo:rsid="0020b787" officeooo:paragraph-rsid="0020b787"/>
    </style:style>
    <style:style style:name="P25" style:family="paragraph" style:parent-style-name="Standard">
      <style:text-properties officeooo:rsid="00346e4b" officeooo:paragraph-rsid="00346e4b"/>
    </style:style>
    <style:style style:name="P26" style:family="paragraph" style:parent-style-name="Text_20_body">
      <style:text-properties fo:font-variant="normal" fo:text-transform="none" fo:color="#383838" style:font-name="Open Sans" fo:font-size="12pt" fo:letter-spacing="normal" fo:font-style="normal" style:text-underline-style="none" fo:font-weight="normal" officeooo:rsid="001fa1d0" officeooo:paragraph-rsid="002d6fe5" style:font-size-asian="10.5pt" style:font-size-complex="12pt"/>
    </style:style>
    <style:style style:name="P27" style:family="paragraph" style:parent-style-name="Text_20_body">
      <style:text-properties fo:font-variant="normal" fo:text-transform="none" fo:color="#333333" style:font-name="Lucida Grande" fo:font-size="9.75pt" fo:letter-spacing="normal" fo:font-style="normal" style:text-underline-style="none" fo:font-weight="normal" officeooo:rsid="0031485d" officeooo:paragraph-rsid="0031485d" style:font-size-asian="10.5pt" style:font-size-complex="12pt"/>
    </style:style>
    <style:style style:name="P28" style:family="paragraph" style:parent-style-name="Text_20_body">
      <style:text-properties fo:font-variant="normal" fo:text-transform="none" fo:color="#333333" style:font-name="Lucida Grande" fo:font-size="9.75pt" fo:letter-spacing="normal" fo:font-style="normal" style:text-underline-style="none" fo:font-weight="normal" officeooo:rsid="0033236f" officeooo:paragraph-rsid="0033236f" style:font-size-asian="10.5pt" style:font-size-complex="12pt"/>
    </style:style>
    <style:style style:name="P29" style:family="paragraph" style:parent-style-name="Text_20_body">
      <style:text-properties fo:font-variant="normal" fo:text-transform="none" fo:color="#333333" style:font-name="Lucida Grande" fo:font-size="9.75pt" fo:letter-spacing="normal" fo:font-style="normal" style:text-underline-style="none" fo:font-weight="normal" officeooo:rsid="0034a561" officeooo:paragraph-rsid="0034a561" style:font-size-asian="10.5pt" style:font-size-complex="12pt"/>
    </style:style>
    <style:style style:name="P30" style:family="paragraph" style:parent-style-name="Text_20_body">
      <style:text-properties fo:font-variant="normal" fo:text-transform="none" fo:color="#333333" style:font-name="Lucida Grande" fo:font-size="9.75pt" fo:letter-spacing="normal" fo:font-style="normal" style:text-underline-style="none" fo:font-weight="bold" officeooo:rsid="0034a561" officeooo:paragraph-rsid="0034a561" style:font-size-asian="10.5pt" style:font-weight-asian="bold" style:font-size-complex="12pt" style:font-weight-complex="bold"/>
    </style:style>
    <style:style style:name="P31" style:family="paragraph" style:parent-style-name="Text_20_body">
      <style:text-properties fo:font-size="12pt" style:text-underline-style="none" officeooo:rsid="0031485d" officeooo:paragraph-rsid="0031485d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f57c"/>
    </style:style>
    <style:style style:name="T3" style:family="text">
      <style:text-properties style:text-underline-style="solid" style:text-underline-width="auto" style:text-underline-color="font-color" officeooo:rsid="0020b787"/>
    </style:style>
    <style:style style:name="T4" style:family="text">
      <style:text-properties style:text-underline-style="solid" style:text-underline-width="auto" style:text-underline-color="font-color" officeooo:rsid="002b7419"/>
    </style:style>
    <style:style style:name="T5" style:family="text">
      <style:text-properties style:text-underline-style="none" style:font-size-asian="10.5pt" style:font-size-complex="12pt"/>
    </style:style>
    <style:style style:name="T6" style:family="text">
      <style:text-properties style:text-underline-style="none" officeooo:rsid="001be7ed" style:font-size-asian="10.5pt" style:font-size-complex="12pt"/>
    </style:style>
    <style:style style:name="T7" style:family="text">
      <style:text-properties style:text-underline-style="none" officeooo:rsid="001c3f9d" style:font-size-asian="10.5pt" style:font-size-complex="12pt"/>
    </style:style>
    <style:style style:name="T8" style:family="text">
      <style:text-properties style:text-underline-style="none" officeooo:rsid="001e0cc6" style:font-size-asian="10.5pt" style:font-size-complex="12pt"/>
    </style:style>
    <style:style style:name="T9" style:family="text">
      <style:text-properties style:text-underline-style="none" officeooo:rsid="001ff22a" style:font-size-asian="10.5pt" style:font-size-complex="12pt"/>
    </style:style>
    <style:style style:name="T10" style:family="text">
      <style:text-properties style:text-underline-style="none" officeooo:rsid="002601f0" style:font-size-asian="10.5pt" style:font-size-complex="12pt"/>
    </style:style>
    <style:style style:name="T11" style:family="text">
      <style:text-properties officeooo:rsid="0019f57c"/>
    </style:style>
    <style:style style:name="T12" style:family="text">
      <style:text-properties fo:font-size="12pt" style:text-underline-style="none" officeooo:rsid="0019f57c" style:font-size-asian="10.5pt" style:font-size-complex="12pt"/>
    </style:style>
    <style:style style:name="T13" style:family="text">
      <style:text-properties fo:font-size="12pt" style:text-underline-style="none" officeooo:rsid="001ff22a" style:font-size-asian="10.5pt" style:font-size-complex="12pt"/>
    </style:style>
    <style:style style:name="T14" style:family="text">
      <style:text-properties fo:font-size="12pt" style:text-underline-style="none" officeooo:rsid="0020b787" style:font-size-asian="10.5pt" style:font-size-complex="12pt"/>
    </style:style>
    <style:style style:name="T15" style:family="text">
      <style:text-properties fo:font-size="12pt" style:text-underline-style="none" officeooo:rsid="001c3f9d" style:font-size-asian="10.5pt" style:font-size-complex="12pt"/>
    </style:style>
    <style:style style:name="T16" style:family="text">
      <style:text-properties fo:font-size="12pt" style:text-underline-style="solid" style:text-underline-width="auto" style:text-underline-color="font-color" officeooo:rsid="001ff22a" style:font-size-asian="10.5pt" style:font-size-complex="12pt"/>
    </style:style>
    <style:style style:name="T17" style:family="text">
      <style:text-properties officeooo:rsid="001be7ed"/>
    </style:style>
    <style:style style:name="T18" style:family="text">
      <style:text-properties officeooo:rsid="001c3f9d"/>
    </style:style>
    <style:style style:name="T19" style:family="text">
      <style:text-properties officeooo:rsid="0020b787"/>
    </style:style>
    <style:style style:name="T20" style:family="text">
      <style:text-properties officeooo:rsid="002601f0"/>
    </style:style>
    <style:style style:name="T21" style:family="text">
      <style:text-properties officeooo:rsid="002ed606"/>
    </style:style>
    <style:style style:name="T22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23" style:family="text">
      <style:text-properties fo:font-variant="normal" fo:text-transform="none" fo:color="#333333" style:font-name="Lucida Grande" fo:font-size="9.75pt" fo:letter-spacing="normal" fo:font-style="normal"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2</text:p>
      <text:p text:style-name="P6">- To create a new instance of apache all you need to do is run a script that comes pre-installed with Apache2. On my machine the script is located at <text:span text:style-name="T1">/usr/share/doc/apache2/examples/setup-instance</text:span></text:p>
      <text:p text:style-name="P7">When running the script you <text:span text:style-name="T11">also need to</text:span> add a name <text:span text:style-name="T17">(any name) which will be appended to ‘apache2-’ So for example running the command...</text:span></text:p>
      <text:p text:style-name="P8"><text:span text:style-name="T11"><text:tab/><text:tab/></text:span><text:span text:style-name="T2">sudo sh /usr/share/doc/apache2/examples/setup-instance </text:span><text:span text:style-name="T4">apachem2</text:span></text:p>
      <text:p text:style-name="P9">will create a<text:span text:style-name="T20">n</text:span> <text:span text:style-name="T20">apache2 instance</text:span> called ‘apache2-<text:span text:style-name="T18">xyz</text:span>’ in the /etc directory, the full file path would be </text:p>
      <text:p text:style-name="P10">‘/etc/apache2-<text:span text:style-name="T18">xyz’</text:span></text:p>
      <text:p text:style-name="P4"/>
      <text:p text:style-name="P17"><text:span text:style-name="T6">- In </text:span><text:span text:style-name="T7">this new folder </text:span><text:span text:style-name="T6">there’s a file called ports.conf, </text:span><text:span text:style-name="T7">in this file you need to change the ‘Listen 80’ to ‘Listen 81’ <text:s/>and then change both ‘Listen 443’ to ‘Listen 444’.</text:span></text:p>
      <text:p text:style-name="P17"><text:span text:style-name="T7"><text:line-break/>- </text:span><text:span text:style-name="T8">In the file apache2.conf you might have to change some settings but they can be the same as the settings in your apache2.conf in your normal magento 1 apache instance.</text:span></text:p>
      <text:p text:style-name="P11"/>
      <text:p text:style-name="P18"><text:span text:style-name="T7">- I</text:span><text:span text:style-name="T8">n sites-enabled/000-default you’ll need to change ‘&lt;VirtualHost *:80&gt;’ to ‘&lt;VirtualHost *:81&gt;’</text:span></text:p>
      <text:p text:style-name="P12"/>
      <text:p text:style-name="P2">PHP</text:p>
      <text:p text:style-name="P19"><text:span text:style-name="T7">P</text:span><text:span text:style-name="T5">HP and the modules are installed the usual way through ‘sudo apt-get ...’ </text:span><text:span text:style-name="T9">so</text:span><text:span text:style-name="T5"> to install a PHP7.1 module you just need to add ‘php7.1-’ to the start of the module name, so for example to install the mysql module just run the command ‘sudo apt-get </text:span><text:span text:style-name="T9">install </text:span><text:span text:style-name="T5">php7.1-mysql’. </text:span><text:span text:style-name="T9">The required PHP </text:span><text:span text:style-name="T10">modules</text:span><text:span text:style-name="T9"> can be found on this page: </text:span><text:a xlink:type="simple" xlink:href="http://devdocs.magento.com/guides/v2.2/install-gde/system-requirements-tech.html" text:style-name="Internet_20_link" text:visited-style-name="Visited_20_Internet_20_Link">http://devdocs.magento.com/guides/v2.2/install-gde/system-requirements-tech.html</text:a></text:p>
      <text:p text:style-name="P13"/>
      <text:p text:style-name="P5">List of modules to be instlled</text:p>
      <text:p text:style-name="P26">mysql,curl,gd,intl,SimpleXML,soap,xml,xsl,zip,mbstring,mcrypt,mhash,openssl</text:p>
      <text:p text:style-name="P16"><text:span text:style-name="T21">Ex: </text:span>sudo apt-get install php7.1-mysql</text:p>
      <text:p text:style-name="P15"/>
      <text:p text:style-name="P13"/>
      <text:p text:style-name="P3">Starting the Serve<text:span text:style-name="T19">r and Enabling PHP 7.1</text:span></text:p>
      <text:p text:style-name="P20"><text:span text:style-name="T13">- To start the new apache2 instance you need to replace the ‘-’ in the instance name with a ‘@’ in the command. So in the example above the name </text:span><text:span text:style-name="T14">of the instance </text:span><text:span text:style-name="T13">was ‘</text:span><text:span text:style-name="T12">apache2-</text:span><text:span text:style-name="T15">xyz’ </text:span><text:span text:style-name="T13">so the command to start the instance would be </text:span><text:span text:style-name="T16">sudo service apache2@xyz start</text:span></text:p>
      <text:p text:style-name="P13"/>
      <text:p text:style-name="P20"><text:span text:style-name="T13">- </text:span><text:span text:style-name="T14">To enable php7.1 for the new apache2 instance just run the command </text:span><text:span text:style-name="T3">sudo a2enmod-xyz php7.1</text:span></text:p>
      <text:p text:style-name="P21"/>
      <text:p text:style-name="P21"/>
      <text:p text:style-name="P22">This will hopefully be Apache and PHP ready for Magento 2</text:p>
      <text:p text:style-name="P24"/>
      <text:p text:style-name="P24"/>
      <text:p text:style-name="P25">If you are on mysql version which is less than 5.6 then you need to upgrade Mysql version</text:p>
      <text:p text:style-name="P24"/>
      <text:p text:style-name="P23">Upgrading Mysql5.5 to Mysql5.6</text:p>
      <text:p text:style-name="P14"/>
      <text:p text:style-name="P14"><text:span text:style-name="T23">Step 1</text:span><text:span text:style-name="T22"> : Take databases backup</text:span><text:line-break/><text:tab/><text:tab/><text:tab/><text:tab/></text:p>
      <text:p text:style-name="P31">mysqldump --lock-all-tables -u root -p --all-databases &gt; dump.sql</text:p>
      <text:p text:style-name="P31"/>
      <text:p text:style-name="P31"/>
      <text:p text:style-name="P27"><text:soft-page-break/><text:span text:style-name="T24">Step 2 </text:span>: Remove old version of MySQL</text:p>
      <text:p text:style-name="P27">sudo apt-get remove mysql-server</text:p>
      <text:p text:style-name="P27">sudo apt-get autoremove</text:p>
      <text:p text:style-name="P27"><text:span text:style-name="T24">Step 3</text:span> : Install new version of mysql</text:p>
      <text:p text:style-name="P28">sudo apt-get install mysql-client-5.6 mysql-client-core-5.6</text:p>
      <text:p text:style-name="P28">sudo apt-get install mysql-server-5.6</text:p>
      <text:p text:style-name="P28"><text:span text:style-name="T24">Step 4</text:span> : Restore your databases</text:p>
      <text:p text:style-name="P28">mysql -u root -p &lt; dump.sql</text:p>
      <text:p text:style-name="P28"/>
      <text:p text:style-name="P30">To enable site on second apache2 instance</text:p>
      <text:p text:style-name="P29">sudo /usr/local/sbin/a2ensite-apachem2 local.mage2.com.con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ucida Grande" svg:font-family="'Lucida Grande', 'Trebuchet MS', Verdana, Helvetica, Arial, sans-serif"/>
    <style:font-face style:name="Open Sans" svg:font-family="'Open Sans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4:15:32.881949656</meta:creation-date>
    <dc:date>2018-05-25T00:37:34.011793332</dc:date>
    <meta:editing-duration>PT33M1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400" meta:character-count="2555" meta:non-whitespace-character-count="2179"/>
  </office:meta>
</office:document-meta>
</file>